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4ae1a" officeooo:paragraph-rsid="0014ae1a"/>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4ae1a" officeooo:paragraph-rsid="0014ae1a"/>
    </style:style>
    <style:style style:name="P5"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2d3b45" style:font-name="Lato" fo:font-size="12pt" fo:letter-spacing="normal" fo:font-style="normal" fo:font-weight="normal"/>
    </style:style>
    <style:style style:name="T1" style:family="text">
      <style:text-properties officeooo:rsid="0014ae1a"/>
    </style:style>
    <style:style style:name="T2" style:family="text">
      <style:text-properties officeooo:rsid="00166435"/>
    </style:style>
    <style:style style:name="T3" style:family="text">
      <style:text-properties officeooo:rsid="00180bd0"/>
    </style:style>
    <style:style style:name="T4" style:family="text">
      <style:text-properties officeooo:rsid="0019c6c3"/>
    </style:style>
    <style:style style:name="T5" style:family="text">
      <style:text-properties officeooo:rsid="001b43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emy Holloway</text:p>
      <text:p text:style-name="P3">CPSC-3220-001</text:p>
      <text:p text:style-name="P3">6/10/2019</text:p>
      <text:p text:style-name="P3"/>
      <text:p text:style-name="P4">Pre-class Assign,ment #16</text:p>
      <text:p text:style-name="P2">Relevant Materials:<text:line-break/>OSPP textbook, chapter 9, sections 9.6-9.8<text:line-break/>chapter 9 slides</text:p>
      <text:p text:style-name="P2">1. Define the following terms:<text:line-break/> <text:tab/>- demand paging: <text:span text:style-name="T1">Using address translation hardware to run a process without all of its <text:tab/>memory physically present. <text:s/>When the process references a missing page, the hardware <text:tab/>traps to the kernel, which brings the page into memory from disk.</text:span><text:line-break/><text:tab/>- page fault: <text:span text:style-name="T1">A hardware trap to the operating system kernel when a process references <text:tab/>a virtual address with an invalid page table entry.</text:span><text:line-break/><text:tab/>- dirty bit: <text:span text:style-name="T1">A status bit in a page table recording whether the contents of the page have <text:tab/>been modified relative to what is stored on disk.</text:span><text:line-break/> <text:tab/>- use bit (a.k.a. reference bit): <text:span text:style-name="T1">A status bit in a page table entry recording whether the <text:tab/>page has been recently referenced.</text:span><text:line-break/> <text:tab/>- clock algorithm: <text:span text:style-name="T1">A method for identifying a not recently used page to evict. The <text:tab/>algorithm sweeps through each page frame: if the page use bit is set, it is cleared; if the <text:tab/>use bit is not set, the page is reclaimed.</text:span></text:p>
      <text:p text:style-name="P2"/>
      <text:p text:style-name="P2">2. List the nine actions in section 9.6.2 that the operating system must perform to handle a page fault. (Assume that the operating system has already identified or obtained an empty page.)</text:p>
      <text:p text:style-name="P2"><text:tab/><text:span text:style-name="T1">TLB miss</text:span></text:p>
      <text:p text:style-name="P2"><text:tab/><text:span text:style-name="T1">Page table exception</text:span></text:p>
      <text:p text:style-name="P2"><text:tab/><text:span text:style-name="T1">Convert virtual address to file offset</text:span></text:p>
      <text:p text:style-name="P2"><text:tab/><text:span text:style-name="T1">Disk block read</text:span></text:p>
      <text:p text:style-name="P2"><text:tab/><text:span text:style-name="T1">Disk interrupt</text:span></text:p>
      <text:p text:style-name="P2"><text:tab/><text:span text:style-name="T1">Page table update</text:span></text:p>
      <text:p text:style-name="P2"><text:tab/><text:span text:style-name="T1">Resume process</text:span></text:p>
      <text:p text:style-name="P2"><text:tab/><text:span text:style-name="T1">TLB miss</text:span></text:p>
      <text:p text:style-name="P2"><text:tab/><text:span text:style-name="T1">Page table fetch</text:span></text:p>
      <text:p text:style-name="P2"/>
      <text:p text:style-name="P2"/>
      <text:p text:style-name="P5">3. Give the appropriate SI prefix for the amount of seconds it takes to handle a page fault and then resume execution for the thread that experienced the fault. That is, does it take on the order of nanoseconds, microseconds, milliseconds, seconds, kiloseconds, etc., to handle a page fault from the time of its occurrence to the time that the execution of the faulting instruction is resumed or restarted. Explain why you picked that particular SI prefix in enough detail that you demonstrate your knowledge of the timing for each of the nine actions you listed in question 2 above.</text:p>
      <text:p text:style-name="P2"><text:tab/><text:span text:style-name="T2">In the worst case scenario there could could be two TLB misses and the system could possibly have to retrieve data manually from a disk which is usually measured on the order of milliseconds and the other steps wouldn’t break this magnitude of measurement.</text:span></text:p>
      <text:p text:style-name="P2"/>
      <text:p text:style-name="P2">4. How is the core map used when a page is chosen for replacement?</text:p>
      <text:p text:style-name="P2"><text:tab/><text:span text:style-name="T2">Once the page table entries that point to the evicted page are located the core map can be used to find the pointers to the page frame it needs.</text:span></text:p>
      <text:p text:style-name="P2"/>
      <text:p text:style-name="P2">5. Why is there an advantage to choosing a clean (or empty) page to replace instead of a dirty page?</text:p>
      <text:p text:style-name="P2"><text:tab/><text:span text:style-name="T3">The advantage is when evicted pages because a clean page is easier to evict than a clean page, which allows the operating system can proactively clean pages in the background.</text:span></text:p>
      <text:p text:style-name="P2"/>
      <text:p text:style-name="P2">6. Why does the textbook say that the use bit in a page table entry residing in a page table in memory is set by hardware on a TLB miss instead of being set on every instruction fetch and/or data read/write to that page?</text:p>
      <text:p text:style-name="P2"><text:tab/><text:span text:style-name="T5">The hardware will set the entry as invalid to force the kernel to modify its usage in a strategy of usage management.</text:span></text:p>
      <text:p text:style-name="P2"/>
      <text:p text:style-name="P2">7. If all pages have their use bit set, to which policy does the on-demand clock algorithm degenerate?</text:p>
      <text:p text:style-name="P2"><text:tab/><text:span text:style-name="T4">The policy will default to FIF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2:45.664441001</meta:creation-date>
    <dc:date>2019-06-07T15:45:14.119747382</dc:date>
    <meta:editing-duration>PT8M33S</meta:editing-duration>
    <meta:editing-cycles>3</meta:editing-cycles>
    <meta:generator>LibreOffice/6.0.7.3$Linux_X86_64 LibreOffice_project/00m0$Build-3</meta:generator>
    <meta:document-statistic meta:table-count="0" meta:image-count="0" meta:object-count="0" meta:page-count="2" meta:paragraph-count="26" meta:word-count="562" meta:character-count="3196" meta:non-whitespace-character-count="2630"/>
  </office:meta>
</office:document-meta>
</file>